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429d27"/>
    </style:style>
    <style:style style:name="P4" style:family="paragraph" style:parent-style-name="Standard">
      <style:text-properties officeooo:rsid="0016ac4c" officeooo:paragraph-rsid="005505e7"/>
    </style:style>
    <style:style style:name="P5" style:family="paragraph" style:parent-style-name="Standard">
      <style:text-properties officeooo:rsid="0017605f" officeooo:paragraph-rsid="0017605f"/>
    </style:style>
    <style:style style:name="P6" style:family="paragraph" style:parent-style-name="Standard">
      <style:text-properties officeooo:rsid="0017605f" officeooo:paragraph-rsid="0016ac4c"/>
    </style:style>
    <style:style style:name="P7" style:family="paragraph" style:parent-style-name="Standard">
      <style:text-properties fo:font-weight="bold" officeooo:rsid="0017605f" officeooo:paragraph-rsid="0017b8da" style:font-weight-asian="bold" style:font-weight-complex="bold"/>
    </style:style>
    <style:style style:name="P8" style:family="paragraph" style:parent-style-name="Standard">
      <style:text-properties fo:font-weight="bold" officeooo:rsid="0017605f" officeooo:paragraph-rsid="00176de4" style:font-weight-asian="bold" style:font-weight-complex="bold"/>
    </style:style>
    <style:style style:name="P9" style:family="paragraph" style:parent-style-name="Standard">
      <style:text-properties fo:font-weight="bold" officeooo:rsid="0017b8da" officeooo:paragraph-rsid="0017b8da" style:font-weight-asian="bold" style:font-weight-complex="bold"/>
    </style:style>
    <style:style style:name="P10" style:family="paragraph" style:parent-style-name="Standard">
      <style:text-properties fo:font-weight="bold" officeooo:rsid="004671f2" officeooo:paragraph-rsid="004671f2" style:font-weight-asian="bold" style:font-weight-complex="bold"/>
    </style:style>
    <style:style style:name="P11" style:family="paragraph" style:parent-style-name="Standard">
      <style:text-properties fo:font-weight="bold" officeooo:rsid="005505e7" officeooo:paragraph-rsid="005505e7" style:font-weight-asian="bold" style:font-weight-complex="bold"/>
    </style:style>
    <style:style style:name="P12" style:family="paragraph" style:parent-style-name="Standard">
      <style:text-properties fo:font-weight="bold" officeooo:rsid="0057e346" officeooo:paragraph-rsid="0057e346" style:font-weight-asian="bold" style:font-weight-complex="bold"/>
    </style:style>
    <style:style style:name="P13" style:family="paragraph" style:parent-style-name="Standard">
      <style:text-properties fo:font-weight="bold" officeooo:rsid="008cb067" officeooo:paragraph-rsid="008cb067" style:font-weight-asian="bold" style:font-weight-complex="bold"/>
    </style:style>
    <style:style style:name="P14" style:family="paragraph" style:parent-style-name="Standard">
      <style:text-properties fo:font-weight="bold" officeooo:rsid="003bf63b" officeooo:paragraph-rsid="003bf63b" style:font-weight-asian="bold" style:font-weight-complex="bold"/>
    </style:style>
    <style:style style:name="P15" style:family="paragraph" style:parent-style-name="Standard">
      <style:text-properties officeooo:rsid="002a1333" officeooo:paragraph-rsid="002a1333"/>
    </style:style>
    <style:style style:name="P16" style:family="paragraph" style:parent-style-name="Standard">
      <style:text-properties officeooo:rsid="002ce01b" officeooo:paragraph-rsid="002ce01b"/>
    </style:style>
    <style:style style:name="P17" style:family="paragraph" style:parent-style-name="Standard">
      <style:text-properties officeooo:rsid="002ce01b" officeooo:paragraph-rsid="0035a245"/>
    </style:style>
    <style:style style:name="P18" style:family="paragraph" style:parent-style-name="Standard">
      <style:text-properties officeooo:rsid="00308dbe" officeooo:paragraph-rsid="0016ac4c"/>
    </style:style>
    <style:style style:name="P19" style:family="paragraph" style:parent-style-name="Standard">
      <style:text-properties officeooo:rsid="00308dbe" officeooo:paragraph-rsid="00308dbe"/>
    </style:style>
    <style:style style:name="P20" style:family="paragraph" style:parent-style-name="Standard">
      <style:text-properties officeooo:rsid="00308dbe" officeooo:paragraph-rsid="0033bba0"/>
    </style:style>
    <style:style style:name="P21" style:family="paragraph" style:parent-style-name="Standard">
      <style:text-properties officeooo:rsid="003bf63b" officeooo:paragraph-rsid="003bf63b"/>
    </style:style>
    <style:style style:name="P22" style:family="paragraph" style:parent-style-name="Standard">
      <style:text-properties officeooo:rsid="003bf63b" officeooo:paragraph-rsid="00a4f112"/>
    </style:style>
    <style:style style:name="P23" style:family="paragraph" style:parent-style-name="Standard">
      <style:text-properties officeooo:rsid="003bf63b" officeooo:paragraph-rsid="010ece32"/>
    </style:style>
    <style:style style:name="P24" style:family="paragraph" style:parent-style-name="Standard">
      <style:text-properties officeooo:rsid="005505e7" officeooo:paragraph-rsid="005505e7"/>
    </style:style>
    <style:style style:name="P25" style:family="paragraph" style:parent-style-name="Standard">
      <style:text-properties officeooo:rsid="005505e7" officeooo:paragraph-rsid="00f3d033"/>
    </style:style>
    <style:style style:name="P26" style:family="paragraph" style:parent-style-name="Standard">
      <style:text-properties officeooo:rsid="0057e346" officeooo:paragraph-rsid="00605134"/>
    </style:style>
    <style:style style:name="P27" style:family="paragraph" style:parent-style-name="Standard">
      <style:text-properties officeooo:rsid="0057e346" officeooo:paragraph-rsid="0057e346"/>
    </style:style>
    <style:style style:name="P28" style:family="paragraph" style:parent-style-name="Standard">
      <style:text-properties officeooo:rsid="0060517c" officeooo:paragraph-rsid="0060517c"/>
    </style:style>
    <style:style style:name="P29" style:family="paragraph" style:parent-style-name="Standard">
      <style:text-properties officeooo:rsid="00794509" officeooo:paragraph-rsid="007bdfdd"/>
    </style:style>
    <style:style style:name="P30" style:family="paragraph" style:parent-style-name="Standard">
      <style:text-properties officeooo:rsid="007cf294" officeooo:paragraph-rsid="007cf294"/>
    </style:style>
    <style:style style:name="P31" style:family="paragraph" style:parent-style-name="Standard">
      <style:text-properties officeooo:rsid="00803337" officeooo:paragraph-rsid="00803337"/>
    </style:style>
    <style:style style:name="P32" style:family="paragraph" style:parent-style-name="Standard">
      <style:text-properties officeooo:rsid="0081d8df" officeooo:paragraph-rsid="0081d8df"/>
    </style:style>
    <style:style style:name="P33" style:family="paragraph" style:parent-style-name="Standard">
      <style:text-properties officeooo:rsid="00469d75" officeooo:paragraph-rsid="004671f2"/>
    </style:style>
    <style:style style:name="P34" style:family="paragraph" style:parent-style-name="Standard">
      <style:text-properties officeooo:rsid="00d96fbf" officeooo:paragraph-rsid="00d96fbf"/>
    </style:style>
    <style:style style:name="P35" style:family="paragraph" style:parent-style-name="Standard">
      <style:text-properties officeooo:paragraph-rsid="005994a6"/>
    </style:style>
    <style:style style:name="P36" style:family="paragraph" style:parent-style-name="Standard">
      <style:text-properties officeooo:rsid="01133843" officeooo:paragraph-rsid="01133843"/>
    </style:style>
    <style:style style:name="P37" style:family="paragraph" style:parent-style-name="Standard">
      <style:text-properties officeooo:rsid="0057e346" officeooo:paragraph-rsid="011d546c"/>
    </style:style>
    <style:style style:name="P38" style:family="paragraph" style:parent-style-name="Standard">
      <style:text-properties officeooo:rsid="0057e346" officeooo:paragraph-rsid="0057e346"/>
    </style:style>
    <style:style style:name="P39" style:family="paragraph" style:parent-style-name="Standard">
      <style:text-properties officeooo:rsid="007cf294" officeooo:paragraph-rsid="011e60e0"/>
    </style:style>
    <style:style style:name="P40" style:family="paragraph" style:parent-style-name="Standard">
      <style:text-properties officeooo:rsid="012d9875" officeooo:paragraph-rsid="012d9875"/>
    </style:style>
    <style:style style:name="P41" style:family="paragraph" style:parent-style-name="Standard">
      <style:text-properties officeooo:rsid="01314081" officeooo:paragraph-rsid="01314081"/>
    </style:style>
    <style:style style:name="P42" style:family="paragraph" style:parent-style-name="Standard">
      <style:text-properties officeooo:rsid="0016ac4c" officeooo:paragraph-rsid="002a1333"/>
    </style:style>
    <style:style style:name="P43" style:family="paragraph" style:parent-style-name="Standard">
      <style:text-properties officeooo:rsid="0073ba34" officeooo:paragraph-rsid="01492f67"/>
    </style:style>
    <style:style style:name="P44" style:family="paragraph" style:parent-style-name="Standard">
      <style:text-properties officeooo:rsid="003bf63b" officeooo:paragraph-rsid="003bf63b"/>
    </style:style>
    <style:style style:name="T1" style:family="text">
      <style:text-properties fo:font-weight="bold" officeooo:rsid="005994a6" style:font-weight-asian="bold" style:font-weight-complex="bold"/>
    </style:style>
    <style:style style:name="T2" style:family="text">
      <style:text-properties fo:font-weight="bold" officeooo:rsid="0057e346" style:font-weight-asian="bold" style:font-weight-complex="bold"/>
    </style:style>
    <style:style style:name="T3" style:family="text">
      <style:text-properties fo:font-weight="bold" officeooo:rsid="011ccbaa" style:font-weight-asian="bold" style:font-weight-complex="bold"/>
    </style:style>
    <style:style style:name="T4" style:family="text">
      <style:text-properties officeooo:rsid="002a1333"/>
    </style:style>
    <style:style style:name="T5" style:family="text">
      <style:text-properties officeooo:rsid="002e0b67"/>
    </style:style>
    <style:style style:name="T6" style:family="text">
      <style:text-properties officeooo:rsid="00308dbe"/>
    </style:style>
    <style:style style:name="T7" style:family="text">
      <style:text-properties officeooo:rsid="00319892"/>
    </style:style>
    <style:style style:name="T8" style:family="text">
      <style:text-properties officeooo:rsid="00325b5d"/>
    </style:style>
    <style:style style:name="T9" style:family="text">
      <style:text-properties officeooo:rsid="0033bba0"/>
    </style:style>
    <style:style style:name="T10" style:family="text">
      <style:text-properties officeooo:rsid="004465c8"/>
    </style:style>
    <style:style style:name="T11" style:family="text">
      <style:text-properties officeooo:rsid="004f87f2"/>
    </style:style>
    <style:style style:name="T12" style:family="text">
      <style:text-properties officeooo:rsid="0057e346"/>
    </style:style>
    <style:style style:name="T13" style:family="text">
      <style:text-properties officeooo:rsid="00605134"/>
    </style:style>
    <style:style style:name="T14" style:family="text">
      <style:text-properties officeooo:rsid="00635c1c"/>
    </style:style>
    <style:style style:name="T15" style:family="text">
      <style:text-properties officeooo:rsid="0068d3ea"/>
    </style:style>
    <style:style style:name="T16" style:family="text">
      <style:text-properties officeooo:rsid="006d315d"/>
    </style:style>
    <style:style style:name="T17" style:family="text">
      <style:text-properties officeooo:rsid="0070c2e2"/>
    </style:style>
    <style:style style:name="T18" style:family="text">
      <style:text-properties officeooo:rsid="0072311b"/>
    </style:style>
    <style:style style:name="T19" style:family="text">
      <style:text-properties officeooo:rsid="0075a8ee"/>
    </style:style>
    <style:style style:name="T20" style:family="text">
      <style:text-properties officeooo:rsid="007af49b"/>
    </style:style>
    <style:style style:name="T21" style:family="text">
      <style:text-properties officeooo:rsid="007e926e"/>
    </style:style>
    <style:style style:name="T22" style:family="text">
      <style:text-properties officeooo:rsid="0087a290"/>
    </style:style>
    <style:style style:name="T23" style:family="text">
      <style:text-properties officeooo:rsid="008b9d21"/>
    </style:style>
    <style:style style:name="T24" style:family="text">
      <style:text-properties officeooo:rsid="0094783b"/>
    </style:style>
    <style:style style:name="T25" style:family="text">
      <style:text-properties officeooo:rsid="00969f89"/>
    </style:style>
    <style:style style:name="T26" style:family="text">
      <style:text-properties officeooo:rsid="009c4110"/>
    </style:style>
    <style:style style:name="T27" style:family="text">
      <style:text-properties officeooo:rsid="009ea55b"/>
    </style:style>
    <style:style style:name="T28" style:family="text">
      <style:text-properties officeooo:rsid="009ea964"/>
    </style:style>
    <style:style style:name="T29" style:family="text">
      <style:text-properties officeooo:rsid="00a3c385"/>
    </style:style>
    <style:style style:name="T30" style:family="text">
      <style:text-properties officeooo:rsid="00a4f112"/>
    </style:style>
    <style:style style:name="T31" style:family="text">
      <style:text-properties officeooo:rsid="00a74d91"/>
    </style:style>
    <style:style style:name="T32" style:family="text">
      <style:text-properties officeooo:rsid="00ae0d66"/>
    </style:style>
    <style:style style:name="T33" style:family="text">
      <style:text-properties officeooo:rsid="00af3708"/>
    </style:style>
    <style:style style:name="T34" style:family="text">
      <style:text-properties officeooo:rsid="00b7fe98"/>
    </style:style>
    <style:style style:name="T35" style:family="text">
      <style:text-properties officeooo:rsid="00ba57a6"/>
    </style:style>
    <style:style style:name="T36" style:family="text">
      <style:text-properties officeooo:rsid="00bdc6fd"/>
    </style:style>
    <style:style style:name="T37" style:family="text">
      <style:text-properties officeooo:rsid="00bef107"/>
    </style:style>
    <style:style style:name="T38" style:family="text">
      <style:text-properties officeooo:rsid="00c3cbdc"/>
    </style:style>
    <style:style style:name="T39" style:family="text">
      <style:text-properties officeooo:rsid="00c648fe"/>
    </style:style>
    <style:style style:name="T40" style:family="text">
      <style:text-properties officeooo:rsid="00cc4a2e"/>
    </style:style>
    <style:style style:name="T41" style:family="text">
      <style:text-properties officeooo:rsid="00d469ce"/>
    </style:style>
    <style:style style:name="T42" style:family="text">
      <style:text-properties officeooo:rsid="00df3bfc"/>
    </style:style>
    <style:style style:name="T43" style:family="text">
      <style:text-properties officeooo:rsid="00e0951a"/>
    </style:style>
    <style:style style:name="T44" style:family="text">
      <style:text-properties officeooo:rsid="00ebca54"/>
    </style:style>
    <style:style style:name="T45" style:family="text">
      <style:text-properties officeooo:rsid="00eedd83"/>
    </style:style>
    <style:style style:name="T46" style:family="text">
      <style:text-properties officeooo:rsid="00ef3fd5"/>
    </style:style>
    <style:style style:name="T47" style:family="text">
      <style:text-properties officeooo:rsid="006b8301"/>
    </style:style>
    <style:style style:name="T48" style:family="text">
      <style:text-properties officeooo:rsid="00f3d033"/>
    </style:style>
    <style:style style:name="T49" style:family="text">
      <style:text-properties officeooo:rsid="00f4aea9"/>
    </style:style>
    <style:style style:name="T50" style:family="text">
      <style:text-properties officeooo:rsid="00f4ffd6"/>
    </style:style>
    <style:style style:name="T51" style:family="text">
      <style:text-properties officeooo:rsid="00fad293"/>
    </style:style>
    <style:style style:name="T52" style:family="text">
      <style:text-properties officeooo:rsid="00fee21b"/>
    </style:style>
    <style:style style:name="T53" style:family="text">
      <style:text-properties officeooo:rsid="0100ddc0"/>
    </style:style>
    <style:style style:name="T54" style:family="text">
      <style:text-properties officeooo:rsid="0102b8ed"/>
    </style:style>
    <style:style style:name="T55" style:family="text">
      <style:text-properties officeooo:rsid="0104bbbd"/>
    </style:style>
    <style:style style:name="T56" style:family="text">
      <style:text-properties officeooo:rsid="010ece32"/>
    </style:style>
    <style:style style:name="T57" style:family="text">
      <style:text-properties officeooo:rsid="01181da2"/>
    </style:style>
    <style:style style:name="T58" style:family="text">
      <style:text-properties officeooo:rsid="011b0b96"/>
    </style:style>
    <style:style style:name="T59" style:family="text">
      <style:text-properties officeooo:rsid="011ccbaa"/>
    </style:style>
    <style:style style:name="T60" style:family="text">
      <style:text-properties officeooo:rsid="011d546c"/>
    </style:style>
    <style:style style:name="T61" style:family="text">
      <style:text-properties officeooo:rsid="01263592"/>
    </style:style>
    <style:style style:name="T62" style:family="text">
      <style:text-properties officeooo:rsid="0126f9c5"/>
    </style:style>
    <style:style style:name="T63" style:family="text">
      <style:text-properties officeooo:rsid="0127764c"/>
    </style:style>
    <style:style style:name="T64" style:family="text">
      <style:text-properties officeooo:rsid="012f5830"/>
    </style:style>
    <style:style style:name="T65"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1"/>
      <text:p text:style-name="P36">Alexander Hjelm, Visualization and Graphics at KTH.</text:p>
      <text:p text:style-name="P1"/>
      <text:p text:style-name="P42">This project <text:span text:style-name="T4">has</text:span> <text:span text:style-name="T4">aimed to answer the technically feasibility</text:span> <text:span text:style-name="T37">of</text:span> <text:span text:style-name="T4">reconstructing</text:span> <text:span text:style-name="T64">3D </text:span>cit<text:span text:style-name="T64">ies</text:span> from OpenStreetMap road and building data. <text:span text:style-name="T58">Specifically focusing on how feasible it is to generate pedestrian footpaths from OpenStreetMap data.</text:span></text:p>
      <text:p text:style-name="P41"/>
      <text:p text:style-name="P41">We’re going to do this by first obtaining an estimate of the positional accuracy of the OpenStreetMap data in Stockholm, and then looking at individual roads and buildings. Find out how many of them are colliding with each other, and how many of these collisions can be fixed by making small translations that are smaller than the positional accuracy.</text:p>
      <text:p text:style-name="P18"/>
      <text:p text:style-name="P19">The idea of recreating real world cities in 3D has a growing number of applications, including visualization and modeling, urban planning and architecture, as well as media and entertainment in the form of video games and 3D animation.</text:p>
      <text:p text:style-name="P1"/>
      <text:p text:style-name="P3">The last decade has seen multiple startups in the area of procedural software for urban architecture, <text:span text:style-name="T38">including Urban Canvas</text:span> <text:span text:style-name="T57">and</text:span> CityEngine.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7"><text:span text:style-name="T39">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6"/>
      <text:p text:style-name="P16">Whereas in Grand Theft Auto you navigate your avatar through a virtual city that has been premade, <text:span text:style-name="T6">using assets</text:span> by the game’s modelers and <text:span text:style-name="T6">constraints made by the </text:span>designer<text:span text:style-name="T6">s</text:span>. <text:span text:style-name="T5">Characters and cars in the game can plan out their own goals and use the larger city grid and finer details in the geometry to navigate.</text:span></text:p>
      <text:p text:style-name="P1"/>
      <text:p text:style-name="P20">Traditionally, modeling <text:span text:style-name="T7">cities at this scale requires the use of procedural methods <text:s/>These are generative algorithms that r</text:span>ely on the availability of <text:span text:style-name="T9">map data</text:span>, which serves as the initial input to the procedure of model generation and placement. <text:span text:style-name="T9">This can be any</text:span> form of map features, from terrain to road networks and buildings, <text:span text:style-name="T9">and are usually served</text:span> as a list of polygons with points as world coordinates.</text:p>
      <text:p text:style-name="P1"/>
      <text:p text:style-name="P15"><text:span text:style-name="T40">The problem is that</text:span> <text:span text:style-name="T40">software that replicates cities based on OpenStreetMap data is that they </text:span>usually focus on replicating the OpenStreetMap data <text:span text:style-name="T7">1:1.</text:span> <text:span text:style-name="T40">Thus they</text:span> do not account for <text:span text:style-name="T7">errors in precision. Real world maps always have a maximum limit on their accuracy</text:span> due to <text:span text:style-name="T40">inaccuracies in</text:span> measuring techniques. <text:span text:style-name="T8">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5"/>
      <text:p text:style-name="P15"><text:span text:style-name="T9">Why do we want to minimize the positional error? Here is a picture with bad examples from a</text:span> 3D reconstruction of the Stockholm road map, with clearly visible geometric errors. <text:span text:style-name="T8">You can see</text:span> firstly a healthy intersection with main car roads, sidewalks and pedestrian crossings. <text:span text:style-name="T8">Then</text:span> a city segment where roads overlap with existing buildings, <text:span text:style-name="T8">then</text:span> a case where road<text:span text:style-name="T7">s </text:span>overlap with each other, <text:span text:style-name="T8">a</text:span>nd lastly an intersection where the road geometry twists and self-intersects in strange ways. <text:span text:style-name="T8">These are all forms of error that can arise due to insufficient measuring precision. Apart from being disturbing </text:span><text:soft-page-break/><text:span text:style-name="T8">in a 3D visualization context, they could also lead to inaccuracies in localization or path-finding methods.</text:span></text:p>
      <text:p text:style-name="P1"/>
      <text:p text:style-name="P1"><text:span text:style-name="T41">It turns out that within this context,</text:span> footpaths <text:span text:style-name="T10">have a rather unique character.</text:span> Walkways in parks appear to grow much more organically, and pavements form rough grid systems with organic branches that bridge over city blocks. <text:span text:style-name="T10">Since very little research has been made in rendering footpaths in particular, I chose to focus on them specifically.</text:span></text:p>
      <text:p text:style-name="P6"/>
      <text:p text:style-name="P12">Geodata precision study</text:p>
      <text:p text:style-name="P27"/>
      <text:p text:style-name="P34">In order to find out how much leeway there is to correct collisions between features, our first goal is to <text:span text:style-name="T20">obtain an </text:span>estimate<text:span text:style-name="T20"> of the positional accuracy </text:span>of the OpenStreetMap dataset.<text:span text:style-name="T20"> </text:span>W<text:span text:style-name="T20">e will do so by looking at the distance between points of the same building’s representations in OpenStreetMap and a publicly available reference map from Svenska Lantbruksuniversitetet.</text:span></text:p>
      <text:p text:style-name="P40"/>
      <text:p text:style-name="P40">The method for doing this is mostly based on a study from the Norwegian University of Science and education that measured the accuracy of Munich in OpenStreetMap in 2014.</text:p>
      <text:p text:style-name="P40"/>
      <text:p text:style-name="P37"><text:span text:style-name="T43">In the beginning, </text:span><text:span text:style-name="T3">a feature map</text:span> <text:span text:style-name="T59">from</text:span> the <text:span text:style-name="T43">OpenStreetMap</text:span> dataset <text:span text:style-name="T59">to the reference dataset had to be found. This was done by looking at</text:span> the relative difference in area of all building footprints. <text:span text:style-name="T15">If two buildings were overlapping by more than 30%, they can be assumed to be the same.</text:span></text:p>
      <text:p text:style-name="P37"/>
      <text:p text:style-name="P37"><text:span text:style-name="T60">Finding a feature. 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39"><text:span text:style-name="T21">For further calculations, the unmatched buildings were discarded and the 1:n matches were clustered together, and the minimum bounding suface taken as the new building.</text:span></text:p>
      <text:p text:style-name="P29"/>
      <text:p text:style-name="P26"><text:span text:style-name="T42">Once a matching set was found, a</text:span> program took building pairs and extracted matching geometrical points after first <text:span text:style-name="T13">creating simplified versions of</text:span> the polygons <text:span text:style-name="T13">that still retain information about the rough features, </text:span>using the Douglas-Peucker algorithm. The idea behind Douglas-Peucker is to recursively divide a polyline. <text:span text:style-name="T13">I</text:span>t refines the line segments <text:span text:style-name="T13">of a polyline</text:span>, and proceeds to do so until a line segment is found, where every point in between <text:span text:style-name="T13">the endpoints </text:span>have a<text:span text:style-name="T13"> </text:span>distance to the line segment that is smaller than some resolution. <text:span text:style-name="T44">A</text:span>ll nodes in between the <text:span text:style-name="T44">endpoints</text:span> are discarded.</text:p>
      <text:p text:style-name="P26"/>
      <text:p text:style-name="P28"><text:span text:style-name="T14">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28"/>
      <text:p text:style-name="P28"><text:span text:style-name="T46">Finally,</text:span> <text:span text:style-name="T12">the average distance between all matching points was taken as a measure of the positional accuracy.</text:span></text:p>
      <text:p text:style-name="P27"/>
      <text:p text:style-name="P35"><text:span text:style-name="T45">Adiitionaly, the </text:span><text:span text:style-name="T1">s</text:span><text:span text:style-name="T2">hape accuracy</text:span><text:span text:style-name="T12">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5"/>
      <text:p text:style-name="P11">Overlap study</text:p>
      <text:p text:style-name="P24"/>
      <text:p text:style-name="P25"><text:soft-page-break/>Once the positional error estimate was obtained from the precision study, it was used to assess the integrity of the OSM Stockholm road network. <text:span text:style-name="T47">Each road was assigned a standard width depending on its classification in OpenStreetMan, according to the Swedish Transport Administration</text:span>. Th<text:span text:style-name="T48">en</text:span> <text:span text:style-name="T48">a program located</text:span> critical points where assigning standard widths to the roads would cause collision with other features, and then <text:span text:style-name="T49">counted</text:span> how many of those points could be eliminated by making adjustments within the found margin of error.</text:p>
      <text:p text:style-name="P4"/>
      <text:p text:style-name="P10">Notes</text:p>
      <text:p text:style-name="P1"/>
      <text:p text:style-name="P33">For all methods <text:span text:style-name="T51">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1">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7">Results</text:p>
      <text:p text:style-name="P5"/>
      <text:p text:style-name="P43">Positional accuracy study: average positional error of roughly 2 meters, <text:span text:style-name="T19">as expected. This is compliant with previous OpenStreetMap quality studies.</text:span></text:p>
      <text:p text:style-name="P43"/>
      <text:p text:style-name="P43"><text:span text:style-name="T19">The area cover of the OSM buildings was about 98% of that in the reference set, and about 80% of all the buildings were mapped 1:1.</text:span></text:p>
      <text:p text:style-name="P5"/>
      <text:p text:style-name="P5">For the <text:span text:style-name="T52">collision</text:span> study, <text:span text:style-name="T18">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8">for the</text:span> remaining roads, edges and total edges length whose intersections with other features could not be resolved by translatio<text:span text:style-name="T53">n s</text:span>maller than the positional accuracy. For footpaths this was shown to hold for 0.51% of all roads, <text:span text:style-name="T55">and t</text:span>he number of road edges and percentage of the total road length was <text:span text:style-name="T17">significantly small.</text:span></text:p>
      <text:p text:style-name="P30"/>
      <text:p text:style-name="P31">The positional and <text:span text:style-name="T26">similarity</text:span> accuracies per building were plotted as frequency diagrams, and were fairly consistent to the findings of Fan et al.</text:p>
      <text:p text:style-name="P5"/>
      <text:p text:style-name="P32">By looking through cases of road overlap, I categorized them into 5 classes, but I will only mention them here. In the report you can find a <text:span text:style-name="T54">detailed definition, and</text:span> suggestions on algorithms to make corrections to each one that are within the positional accuracy of the map data.</text:p>
      <text:p text:style-name="P5"/>
      <text:p text:style-name="P9">Conclusions</text:p>
      <text:p text:style-name="P5"/>
      <text:p text:style-name="P23"><text:span text:style-name="T24">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out a drastic increase in feature overlap. <text:span text:style-name="T56">T</text:span>he designer could build upon their existing procedure and add algorithms for overlap detection and correction.</text:p>
      <text:p text:style-name="P21"><text:soft-page-break/></text:p>
      <text:p text:style-name="P21"><text:span text:style-name="T22">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text:span></text:p>
      <text:p text:style-name="P21"/>
      <text:p text:style-name="P13">Remaining challenges</text:p>
      <text:p text:style-name="P21"/>
      <text:p text:style-name="P21">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text:p>
      <text:p text:style-name="P21"/>
      <text:p text:style-name="P21"><text:span text:style-name="T61">Remaining</text:span> challenges include inferring building height <text:span text:style-name="T27">and </text:span>including terrain elevation <text:span text:style-name="T27">in the </text:span>city <text:span text:style-name="T27">model</text:span>. Even if high resolution elevation data is available from other sources, <text:span text:style-name="T27">and sometimes even building heights, </text:span>it is not provided by OSM, and will have to be obtained from a complementary data source, <text:span text:style-name="T28">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span text:style-name="T28">.</text:span></text:p>
      <text:p text:style-name="P21"/>
      <text:p text:style-name="P14">Feasibility in the urban planning field</text:p>
      <text:p text:style-name="P22">For simple presentation in e.g. animation and video games or even urban planning software, <text:span text:style-name="T29">proedurally g</text:span>enerated cities <text:span text:style-name="T29">with generic 3D models </text:span>could very well be enough. <text:span text:style-name="T29">T</text:span>he big problem <text:span text:style-name="T29">however</text:span> is that these <text:span text:style-name="T29">models</text:span> will rarely match real life. <text:span text:style-name="T29">They wil</text:span>l be sufficient as long as one can be satisfied with looking at rough representations of buildings. However, many studies in urban development have <text:span text:style-name="T62">to have</text:span> detailed knowledge about a city’s geometry, e.g. for the purposes of modeling <text:span text:style-name="T29">traffic, crowd flow, </text:span>heat development or reducing noise. <text:span text:style-name="T32">R</text:span>esearch in th<text:span text:style-name="T32">ese</text:span> field requires detailed information that goes beyond simply knowing the geometry of the city. Urban architects often work with morphological structures where a single feature can be examined from many different perspective<text:span text:style-name="T33">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1">A</text:span> road can <text:span text:style-name="T31">also </text:span>be comprised of sections <text:span text:style-name="T31">for different types of traffic,</text:span> is known as multimodal structures, due to the possibility of incorporating multiple modes of transportation. The very unfortunate fact is that much of that information is not present in <text:span text:style-name="T30">OpenStreetMap.</text:span> <text:span text:style-name="T30">OpenStreetMap, </text:span>while being an excellent source of city geometry, is 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1"/>
      <text:p text:style-name="P14">Final conclusions</text:p>
      <text:p text:style-name="P21">The final conclusion is that generating virtual cities purely from OpenStreetMap data is perfectly feasible in the media industry, with the inclusion of procedural methods to generate necessary detail. This will be a cheap method that requires minimum effort <text:span text:style-name="T34">and minimum</text:span> data collection. <text:span text:style-name="T63">In the report I go over the basic systems that such models use and broadly suggest tool pipeline for city recreation for games and animation.</text:span> The level of detail <text:span text:style-name="T35">of the</text:span> composition can be fitted to the scope of the project and the team size. However, in the area of urban design, urban planners often require complementary data to build morphological representations of the data that they are working with. <text:soft-page-break/>OSM does generally not serve this type of data, so the feasibility of creating virtual cities that are of use to urban planners will <text:span text:style-name="T36">depend</text:span> on the availability of that complementary <text:span text:style-name="T23">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and_20_Content_7e_LT_7e_Gliederung_20_1" style:display-name="1_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Gliederung_20_2" style:display-name="1_Title and Content~LT~Gliederung 2" style:family="paragraph" style:parent-style-name="_31__5f_Title_20_and_20_Content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itle_20_and_20_Content_7e_LT_7e_Gliederung_20_3" style:display-name="1_Title and Content~LT~Gliederung 3" style:family="paragraph" style:parent-style-name="_31__5f_Title_20_and_20_Content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4" style:display-name="1_Title and Content~LT~Gliederung 4" style:family="paragraph" style:parent-style-name="_31__5f_Title_20_and_20_Content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5" style:display-name="1_Title and Content~LT~Gliederung 5" style:family="paragraph" style:parent-style-name="_31__5f_Title_20_and_20_Content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6" style:display-name="1_Title and Content~LT~Gliederung 6" style:family="paragraph" style:parent-style-name="_31__5f_Title_20_and_20_Content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7" style:display-name="1_Title and Content~LT~Gliederung 7" style:family="paragraph" style:parent-style-name="_31__5f_Title_20_and_20_Content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8" style:display-name="1_Title and Content~LT~Gliederung 8" style:family="paragraph" style:parent-style-name="_31__5f_Title_20_and_20_Content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9" style:display-name="1_Title and Content~LT~Gliederung 9" style:family="paragraph" style:parent-style-name="_31__5f_Title_20_and_20_Content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Titel" style:display-name="1_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Untertitel" style:display-name="1_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Notizen" style:display-name="1_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Hintergrundobjekte" style:display-name="1_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and_20_Content_7e_LT_7e_Hintergrund" style:display-name="1_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Hintergrund" style:display-name="Compar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2T15:19:34.327376257</dc:date>
    <meta:editing-duration>PT10H37M53S</meta:editing-duration>
    <meta:editing-cycles>207</meta:editing-cycles>
    <meta:generator>LibreOffice/6.0.7.3$Linux_X86_64 LibreOffice_project/00m0$Build-3</meta:generator>
    <meta:document-statistic meta:table-count="0" meta:image-count="0" meta:object-count="0" meta:page-count="5" meta:paragraph-count="43" meta:word-count="2316" meta:character-count="14376" meta:non-whitespace-character-count="12101"/>
  </office:meta>
</office:document-meta>
</file>